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rsid="005c5a38" officeooo:paragraph-rsid="005c5a38"/>
    </style:style>
    <style:style style:name="P4" style:family="paragraph" style:parent-style-name="Text_20_body">
      <style:text-properties officeooo:rsid="0069c6b4" officeooo:paragraph-rsid="0069c6b4"/>
    </style:style>
    <style:style style:name="P5" style:family="paragraph" style:parent-style-name="Text_20_body">
      <style:text-properties officeooo:rsid="006b34c6" officeooo:paragraph-rsid="006b34c6"/>
    </style:style>
    <style:style style:name="P6" style:family="paragraph" style:parent-style-name="Text_20_body">
      <style:text-properties officeooo:rsid="006cf910" officeooo:paragraph-rsid="006cf910"/>
    </style:style>
    <style:style style:name="P7" style:family="paragraph" style:parent-style-name="Text_20_body">
      <style:text-properties officeooo:rsid="006ef661" officeooo:paragraph-rsid="006ef661"/>
    </style:style>
    <style:style style:name="P8" style:family="paragraph" style:parent-style-name="Text_20_body">
      <style:text-properties officeooo:rsid="007090bb" officeooo:paragraph-rsid="007090bb"/>
    </style:style>
    <style:style style:name="P9" style:family="paragraph" style:parent-style-name="code">
      <style:text-properties officeooo:rsid="006ef661" officeooo:paragraph-rsid="006ef661"/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5656d8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3">
      <style:text-properties officeooo:rsid="006ef661" officeooo:paragraph-rsid="006ef661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T1" style:family="text">
      <style:text-properties officeooo:rsid="00023ee3"/>
    </style:style>
    <style:style style:name="T2" style:family="text">
      <style:text-properties officeooo:rsid="006ef66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<text:a xlink:type="simple" xlink:href="#__RefHeading__641_1512643804" text:style-name="Internet_20_link" text:visited-style-name="Visited_20_Internet_20_Link">Useful Commands<text:tab/>2</text:a></text:p>
          <text:p text:style-name="P10"><text:a xlink:type="simple" xlink:href="#__RefHeading__643_1512643804" text:style-name="Internet_20_link" text:visited-style-name="Visited_20_Internet_20_Link">Activating a simple server<text:tab/>3</text:a></text:p>
          <text:p text:style-name="P12"><text:a xlink:type="simple" xlink:href="#__RefHeading__645_1512643804" text:style-name="Internet_20_link" text:visited-style-name="Visited_20_Internet_20_Link">Prepare<text:tab/>3</text:a></text:p>
          <text:p text:style-name="P10"><text:a xlink:type="simple" xlink:href="#__RefHeading__647_1512643804" text:style-name="Internet_20_link" text:visited-style-name="Visited_20_Internet_20_Link">use<text:tab/>3</text:a></text:p>
          <text:p text:style-name="P11"><text:a xlink:type="simple" xlink:href="#__RefHeading__191_569355814" text:style-name="Internet_20_link" text:visited-style-name="Visited_20_Internet_20_Link">Appendix<text:tab/>4</text:a></text:p>
          <text:p text:style-name="P11"><text:a xlink:type="simple" xlink:href="#__RefHeading__526_496670909" text:style-name="Internet_20_link" text:visited-style-name="Visited_20_Internet_20_Link">Links<text:tab/>5</text:a></text:p>
          <text:p text:style-name="P12"><text:a xlink:type="simple" xlink:href="#__RefHeading___Toc505_1588073498" text:style-name="Internet_20_link" text:visited-style-name="Visited_20_Internet_20_Link">C / C++ remote debugging<text:tab/>5</text:a></text:p>
        </text:index-body>
      </text:table-of-content>
      <text:p text:style-name="P2"/>
      <text:h text:style-name="P14" text:outline-level="1"><text:bookmark-start text:name="__RefHeading__641_1512643804"/>Useful Commands<text:bookmark-end text:name="__RefHeading__641_1512643804"/></text:h>
      <text:p text:style-name="P4">Restore from local repro</text:p>
      <text:p text:style-name="code">git checkout HEAD *</text:p>
      <text:p text:style-name="P5">Create new repro</text:p>
      <text:p text:style-name="code">git init .</text:p>
      <text:p text:style-name="P5">Add all changes</text:p>
      <text:p text:style-name="code">git add -u</text:p>
      <text:p text:style-name="P5">all in one</text:p>
      <text:p text:style-name="code">git commit -a</text:p>
      <text:p text:style-name="P5">view remote server</text:p>
      <text:p text:style-name="code">git ls-remote</text:p>
      <text:p text:style-name="P6">add changes</text:p>
      <text:p text:style-name="P6">git add *</text:p>
      <text:h text:style-name="P17" text:outline-level="2"/>
      <text:h text:style-name="P18" text:outline-level="2"><text:bookmark-start text:name="__RefHeading__643_1512643804"/>Activating a simple server<text:bookmark-end text:name="__RefHeading__643_1512643804"/></text:h>
      <text:h text:style-name="P16" text:outline-level="3"><text:bookmark-start text:name="__RefHeading__645_1512643804"/>Prepare<text:bookmark-end text:name="__RefHeading__645_1512643804"/></text:h>
      <text:p text:style-name="P7">Init repro</text:p>
      <text:p text:style-name="code">git init –bare</text:p>
      <text:p text:style-name="Text_20_body">add writable <text:span text:style-name="T2">(in config)</text:span></text:p>
      <text:p text:style-name="P9">[daemon]</text:p>
      <text:p text:style-name="P9"><text:tab/>receivepack = true</text:p>
      <text:p text:style-name="P8">create empty file</text:p>
      <text:p text:style-name="code">git-daemon-export-ok</text:p>
      <text:p text:style-name="P7">start daemon</text:p>
      <text:p text:style-name="P7"/>
      <text:p text:style-name="P7"/>
      <text:h text:style-name="Heading_20_2" text:outline-level="2"><text:bookmark-start text:name="__RefHeading__647_1512643804"/>use<text:bookmark-end text:name="__RefHeading__647_1512643804"/></text:h>
      <text:p text:style-name="P7">Clone</text:p>
      <text:p text:style-name="code">git clone git://localhost</text:p>
      <text:p text:style-name="P7"/>
      <text:p text:style-name="P7"/>
      <text:h text:style-name="P15" text:outline-level="1"><text:bookmark-start text:name="__RefHeading__191_569355814"/>Appendix<text:bookmark-end text:name="__RefHeading__191_569355814"/></text:h>
      <text:p text:style-name="Text_20_body"><text:a xlink:type="simple" xlink:href="https://help.github.com/" text:style-name="Internet_20_link" text:visited-style-name="Visited_20_Internet_20_Link">https://help.github.com</text:a></text:p>
      <text:p text:style-name="Text_20_body"/>
      <text:h text:style-name="P13" text:outline-level="1"><text:bookmark-start text:name="__RefHeading__526_496670909"/>Links<text:bookmark-end text:name="__RefHeading__526_496670909"/></text:h>
      <text:h text:style-name="Heading_20_3" text:outline-level="3"><text:bookmark-start text:name="__RefHeading___Toc505_1588073498"/>C / C++ remote debugging<text:bookmark-end text:name="__RefHeading___Toc505_1588073498"/></text:h>
      <text:p text:style-name="P3"><text:a xlink:type="simple" xlink:href="http://janaxelson.com/eclipse5.htm" text:style-name="Internet_20_link" text:visited-style-name="Visited_20_Internet_20_Link">http://janaxelson.com/eclipse5.htm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5_git.odt</text:file-name><text:tab/><text:tab/><text:date style:data-style-name="N39" text:date-value="2015-07-28T10:09:41.906728330">28. Jul 15</text:date> <text:time style:data-style-name="N40" text:time-value="2015-07-28T10:09:41.906931381">10:07</text:time></text:p>
      </style:header>
      <style:footer>
        <text:p text:style-name="Footer"><text:tab/><text:span text:style-name="MT1">Page </text:span><text:span text:style-name="MT1"><text:page-number text:select-page="current">5</text:page-number></text:span><text:span text:style-name="MT1"> of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Linux_x86 LibreOffice_project/430m0$Build-2</meta:generator>
    <dc:date>2015-07-28T10:09:41.754591135</dc:date>
    <meta:editing-duration>PT8H10M</meta:editing-duration>
    <meta:editing-cycles>101</meta:editing-cycles>
    <dc:creator>Knoppix User</dc:creator>
    <meta:document-statistic meta:table-count="0" meta:image-count="0" meta:object-count="0" meta:page-count="5" meta:paragraph-count="41" meta:word-count="109" meta:character-count="638" meta:non-whitespace-character-count="566"/>
  </office:meta>
</office:document-meta>
</file>